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041" officeooo:paragraph-rsid="000b2041"/>
    </style:style>
    <style:style style:name="P2" style:family="paragraph" style:parent-style-name="Standard">
      <style:text-properties fo:font-size="16pt" fo:font-weight="bold" officeooo:rsid="000b2041" officeooo:paragraph-rsid="000b2041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20fb1" officeooo:paragraph-rsid="00120fb1"/>
    </style:style>
    <style:style style:name="P4" style:family="paragraph" style:parent-style-name="Standard">
      <style:text-properties officeooo:rsid="001632ec" officeooo:paragraph-rsid="001632ec"/>
    </style:style>
    <style:style style:name="P5" style:family="paragraph" style:parent-style-name="Standard">
      <style:text-properties officeooo:rsid="0016f9d6" officeooo:paragraph-rsid="0016f9d6"/>
    </style:style>
    <style:style style:name="P6" style:family="paragraph" style:parent-style-name="Standard">
      <style:text-properties officeooo:rsid="0017b204" officeooo:paragraph-rsid="0017b204"/>
    </style:style>
    <style:style style:name="P7" style:family="paragraph" style:parent-style-name="Standard">
      <style:text-properties officeooo:rsid="001892b2" officeooo:paragraph-rsid="001892b2"/>
    </style:style>
    <style:style style:name="P8" style:family="paragraph" style:parent-style-name="Standard">
      <style:text-properties officeooo:rsid="0021b63a" officeooo:paragraph-rsid="0021b63a"/>
    </style:style>
    <style:style style:name="P9" style:family="paragraph" style:parent-style-name="Standard">
      <style:text-properties officeooo:rsid="0022853c" officeooo:paragraph-rsid="0022853c"/>
    </style:style>
    <style:style style:name="P10" style:family="paragraph" style:parent-style-name="Standard">
      <style:text-properties officeooo:rsid="0023d744" officeooo:paragraph-rsid="0023d744"/>
    </style:style>
    <style:style style:name="P11" style:family="paragraph" style:parent-style-name="Standard">
      <style:text-properties officeooo:rsid="0026bdda" officeooo:paragraph-rsid="0026bdda"/>
    </style:style>
    <style:style style:name="P12" style:family="paragraph" style:parent-style-name="Standard">
      <style:text-properties officeooo:rsid="00289f9f" officeooo:paragraph-rsid="00289f9f"/>
    </style:style>
    <style:style style:name="P13" style:family="paragraph" style:parent-style-name="Standard">
      <style:text-properties fo:font-weight="bold" officeooo:rsid="00314f87" officeooo:paragraph-rsid="00314f87" style:font-weight-asian="bold" style:font-weight-complex="bold"/>
    </style:style>
    <style:style style:name="P14" style:family="paragraph" style:parent-style-name="Standard">
      <style:text-properties fo:font-weight="bold" officeooo:rsid="00347283" officeooo:paragraph-rsid="00347283" style:font-weight-asian="bold" style:font-weight-complex="bold"/>
    </style:style>
    <style:style style:name="P15" style:family="paragraph" style:parent-style-name="Standard">
      <style:text-properties fo:font-weight="bold" officeooo:rsid="00347283" officeooo:paragraph-rsid="00361971" style:font-weight-asian="bold" style:font-weight-complex="bold"/>
    </style:style>
    <style:style style:name="P16" style:family="paragraph" style:parent-style-name="Standard">
      <style:text-properties fo:font-weight="bold" officeooo:rsid="00361971" officeooo:paragraph-rsid="00361971" style:font-weight-asian="bold" style:font-weight-complex="bold"/>
    </style:style>
    <style:style style:name="P17" style:family="paragraph" style:parent-style-name="Standard">
      <style:text-properties fo:font-weight="bold" officeooo:rsid="0039960a" officeooo:paragraph-rsid="0039960a" style:font-weight-asian="bold" style:font-weight-complex="bold"/>
    </style:style>
    <style:style style:name="P18" style:family="paragraph" style:parent-style-name="Standard">
      <style:text-properties fo:font-weight="bold" officeooo:rsid="003a6a7e" officeooo:paragraph-rsid="003a6a7e" style:font-weight-asian="bold" style:font-weight-complex="bold"/>
    </style:style>
    <style:style style:name="P19" style:family="paragraph" style:parent-style-name="Standard">
      <style:text-properties fo:font-weight="bold" officeooo:rsid="003c2433" officeooo:paragraph-rsid="003c2433" style:font-weight-asian="bold" style:font-weight-complex="bold"/>
    </style:style>
    <style:style style:name="P20" style:family="paragraph" style:parent-style-name="Standard">
      <style:text-properties fo:font-weight="bold" officeooo:rsid="00441694" officeooo:paragraph-rsid="00441694" style:font-weight-asian="bold" style:font-weight-complex="bold"/>
    </style:style>
    <style:style style:name="P21" style:family="paragraph" style:parent-style-name="Standard">
      <style:text-properties fo:font-weight="bold" officeooo:rsid="00454769" officeooo:paragraph-rsid="00454769" style:font-weight-asian="bold" style:font-weight-complex="bold"/>
    </style:style>
    <style:style style:name="P22" style:family="paragraph" style:parent-style-name="Standard">
      <style:text-properties fo:font-weight="bold" officeooo:rsid="00497465" officeooo:paragraph-rsid="00497465" style:font-weight-asian="bold" style:font-weight-complex="bold"/>
    </style:style>
    <style:style style:name="P23" style:family="paragraph" style:parent-style-name="Standard">
      <style:text-properties fo:font-weight="bold" officeooo:rsid="004c71d9" officeooo:paragraph-rsid="004c71d9" style:font-weight-asian="bold" style:font-weight-complex="bold"/>
    </style:style>
    <style:style style:name="P24" style:family="paragraph" style:parent-style-name="Standard">
      <style:text-properties fo:font-weight="bold" officeooo:rsid="004fa6d0" officeooo:paragraph-rsid="004fa6d0" style:font-weight-asian="bold" style:font-weight-complex="bold"/>
    </style:style>
    <style:style style:name="P25" style:family="paragraph" style:parent-style-name="Standard">
      <style:text-properties fo:font-weight="bold" officeooo:rsid="0052ea57" officeooo:paragraph-rsid="0052ea57" style:font-weight-asian="bold" style:font-weight-complex="bold"/>
    </style:style>
    <style:style style:name="P26" style:family="paragraph" style:parent-style-name="Standard">
      <style:text-properties fo:font-weight="bold" officeooo:rsid="0054e991" officeooo:paragraph-rsid="0054e991" style:font-weight-asian="bold" style:font-weight-complex="bold"/>
    </style:style>
    <style:style style:name="P27" style:family="paragraph" style:parent-style-name="Standard">
      <style:text-properties fo:font-weight="bold" officeooo:rsid="0055911b" officeooo:paragraph-rsid="0055911b" style:font-weight-asian="bold" style:font-weight-complex="bold"/>
    </style:style>
    <style:style style:name="P28" style:family="paragraph" style:parent-style-name="Standard">
      <style:text-properties fo:font-weight="bold" officeooo:rsid="005d0a02" officeooo:paragraph-rsid="005d0a02" style:font-weight-asian="bold" style:font-weight-complex="bold"/>
    </style:style>
    <style:style style:name="P29" style:family="paragraph" style:parent-style-name="Standard">
      <style:text-properties fo:font-weight="bold" officeooo:rsid="00622f5e" officeooo:paragraph-rsid="00622f5e" style:font-weight-asian="bold" style:font-weight-complex="bold"/>
    </style:style>
    <style:style style:name="P30" style:family="paragraph" style:parent-style-name="Standard">
      <style:text-properties fo:font-weight="bold" officeooo:rsid="0063dce8" officeooo:paragraph-rsid="0063dce8" style:font-weight-asian="bold" style:font-weight-complex="bold"/>
    </style:style>
    <style:style style:name="P31" style:family="paragraph" style:parent-style-name="Standard">
      <style:text-properties fo:font-weight="bold" officeooo:rsid="0063caed" officeooo:paragraph-rsid="00761974" style:font-weight-asian="bold" style:font-weight-complex="bold"/>
    </style:style>
    <style:style style:name="P32" style:family="paragraph" style:parent-style-name="Standard">
      <style:text-properties fo:font-weight="normal" officeooo:rsid="00314f87" officeooo:paragraph-rsid="00314f87" style:font-weight-asian="normal" style:font-weight-complex="normal"/>
    </style:style>
    <style:style style:name="P33" style:family="paragraph" style:parent-style-name="Standard">
      <style:text-properties fo:font-weight="normal" officeooo:rsid="00347283" officeooo:paragraph-rsid="00347283" style:font-weight-asian="normal" style:font-weight-complex="normal"/>
    </style:style>
    <style:style style:name="P34" style:family="paragraph" style:parent-style-name="Standard">
      <style:text-properties fo:font-weight="normal" officeooo:rsid="00361971" officeooo:paragraph-rsid="00361971" style:font-weight-asian="normal" style:font-weight-complex="normal"/>
    </style:style>
    <style:style style:name="P35" style:family="paragraph" style:parent-style-name="Standard">
      <style:text-properties fo:font-weight="normal" officeooo:rsid="003632c5" officeooo:paragraph-rsid="003632c5" style:font-weight-asian="normal" style:font-weight-complex="normal"/>
    </style:style>
    <style:style style:name="P36" style:family="paragraph" style:parent-style-name="Standard">
      <style:text-properties fo:font-weight="normal" officeooo:rsid="0039960a" officeooo:paragraph-rsid="0039960a" style:font-weight-asian="normal" style:font-weight-complex="normal"/>
    </style:style>
    <style:style style:name="P37" style:family="paragraph" style:parent-style-name="Standard">
      <style:text-properties fo:font-weight="normal" officeooo:rsid="0039b3df" officeooo:paragraph-rsid="0039b3df" style:font-weight-asian="normal" style:font-weight-complex="normal"/>
    </style:style>
    <style:style style:name="P38" style:family="paragraph" style:parent-style-name="Standard">
      <style:text-properties fo:font-weight="normal" officeooo:rsid="003a6a7e" officeooo:paragraph-rsid="003a6a7e" style:font-weight-asian="normal" style:font-weight-complex="normal"/>
    </style:style>
    <style:style style:name="P39" style:family="paragraph" style:parent-style-name="Standard">
      <style:text-properties fo:font-weight="normal" officeooo:rsid="003beef1" officeooo:paragraph-rsid="003beef1" style:font-weight-asian="normal" style:font-weight-complex="normal"/>
    </style:style>
    <style:style style:name="P40" style:family="paragraph" style:parent-style-name="Standard">
      <style:text-properties fo:font-weight="normal" officeooo:rsid="00454769" officeooo:paragraph-rsid="00454769" style:font-weight-asian="normal" style:font-weight-complex="normal"/>
    </style:style>
    <style:style style:name="P41" style:family="paragraph" style:parent-style-name="Standard">
      <style:text-properties fo:font-weight="normal" officeooo:rsid="0054e991" officeooo:paragraph-rsid="0054e991" style:font-weight-asian="normal" style:font-weight-complex="normal"/>
    </style:style>
    <style:style style:name="P42" style:family="paragraph" style:parent-style-name="Standard">
      <style:text-properties fo:font-weight="normal" officeooo:rsid="00648831" officeooo:paragraph-rsid="00671a93" style:font-weight-asian="normal" style:font-weight-complex="normal"/>
    </style:style>
    <style:style style:name="P43" style:family="paragraph" style:parent-style-name="Standard">
      <style:text-properties fo:font-weight="normal" officeooo:rsid="00648831" officeooo:paragraph-rsid="006e95bb" style:font-weight-asian="normal" style:font-weight-complex="normal"/>
    </style:style>
    <style:style style:name="P44" style:family="paragraph" style:parent-style-name="Standard">
      <style:text-properties fo:font-weight="normal" officeooo:rsid="00671a93" officeooo:paragraph-rsid="00671a93" style:font-weight-asian="normal" style:font-weight-complex="normal"/>
    </style:style>
    <style:style style:name="P45" style:family="paragraph" style:parent-style-name="Standard">
      <style:text-properties fo:font-weight="normal" officeooo:rsid="0068a639" officeooo:paragraph-rsid="006a8450" style:font-weight-asian="normal" style:font-weight-complex="normal"/>
    </style:style>
    <style:style style:name="P46" style:family="paragraph" style:parent-style-name="Standard">
      <style:text-properties fo:font-weight="normal" officeooo:rsid="006a8450" officeooo:paragraph-rsid="006a8450" style:font-weight-asian="normal" style:font-weight-complex="normal"/>
    </style:style>
    <style:style style:name="P47" style:family="paragraph" style:parent-style-name="Standard">
      <style:text-properties fo:font-weight="normal" officeooo:rsid="006c78a4" officeooo:paragraph-rsid="006e95bb" style:font-weight-asian="normal" style:font-weight-complex="normal"/>
    </style:style>
    <style:style style:name="P48" style:family="paragraph" style:parent-style-name="Standard">
      <style:text-properties fo:font-weight="normal" officeooo:rsid="004fa6d0" officeooo:paragraph-rsid="004fa6d0" style:font-weight-asian="normal" style:font-weight-complex="normal"/>
    </style:style>
    <style:style style:name="P49" style:family="paragraph" style:parent-style-name="Standard">
      <style:text-properties fo:font-weight="normal" officeooo:rsid="005bd755" officeooo:paragraph-rsid="005bd755" style:font-weight-asian="normal" style:font-weight-complex="normal"/>
    </style:style>
    <style:style style:name="P50" style:family="paragraph" style:parent-style-name="Standard">
      <style:text-properties fo:font-weight="normal" officeooo:rsid="005d0a02" officeooo:paragraph-rsid="005d0a02" style:font-weight-asian="normal" style:font-weight-complex="normal"/>
    </style:style>
    <style:style style:name="P51" style:family="paragraph" style:parent-style-name="Standard">
      <style:text-properties fo:font-weight="normal" officeooo:rsid="005dd4ad" officeooo:paragraph-rsid="005dd4ad" style:font-weight-asian="normal" style:font-weight-complex="normal"/>
    </style:style>
    <style:style style:name="P52" style:family="paragraph" style:parent-style-name="Standard">
      <style:text-properties fo:font-weight="normal" officeooo:rsid="005eaff8" officeooo:paragraph-rsid="005eaff8" style:font-weight-asian="normal" style:font-weight-complex="normal"/>
    </style:style>
    <style:style style:name="P53" style:family="paragraph" style:parent-style-name="Standard">
      <style:text-properties fo:font-weight="normal" officeooo:rsid="0063dce8" officeooo:paragraph-rsid="0063dce8" style:font-weight-asian="normal" style:font-weight-complex="normal"/>
    </style:style>
    <style:style style:name="P54" style:family="paragraph" style:parent-style-name="Standard">
      <style:text-properties fo:font-weight="normal" officeooo:rsid="0063caed" officeooo:paragraph-rsid="0063caed" style:font-weight-asian="normal" style:font-weight-complex="normal"/>
    </style:style>
    <style:style style:name="P55" style:family="paragraph" style:parent-style-name="Standard">
      <style:text-properties fo:font-weight="normal" officeooo:rsid="0063caed" officeooo:paragraph-rsid="0075e24a" style:font-weight-asian="normal" style:font-weight-complex="normal"/>
    </style:style>
    <style:style style:name="P56" style:family="paragraph" style:parent-style-name="Standard">
      <style:text-properties fo:font-weight="normal" officeooo:rsid="007804b0" officeooo:paragraph-rsid="007804b0" style:font-weight-asian="normal" style:font-weight-complex="normal"/>
    </style:style>
    <style:style style:name="P57" style:family="paragraph" style:parent-style-name="Preformatted_20_Text">
      <style:text-properties fo:font-weight="bold" officeooo:rsid="0055911b" officeooo:paragraph-rsid="0055911b" style:font-weight-asian="bold" style:font-weight-complex="bold"/>
    </style:style>
    <style:style style:name="P58" style:family="paragraph" style:parent-style-name="Preformatted_20_Text">
      <style:paragraph-properties fo:margin-top="0cm" fo:margin-bottom="0.499cm" loext:contextual-spacing="false"/>
    </style:style>
    <style:style style:name="P59" style:family="paragraph" style:parent-style-name="Standard">
      <style:text-properties fo:font-weight="bold" officeooo:rsid="00761974" officeooo:paragraph-rsid="00761974" style:font-weight-asian="bold" style:font-weight-complex="bold"/>
    </style:style>
    <style:style style:name="P60" style:family="paragraph" style:parent-style-name="Standard">
      <style:text-properties fo:font-weight="normal" officeooo:rsid="004d803e" officeooo:paragraph-rsid="004d803e" style:font-weight-asian="normal" style:font-weight-complex="normal"/>
    </style:style>
    <style:style style:name="P61" style:family="paragraph" style:parent-style-name="Standard">
      <style:text-properties fo:font-weight="normal" officeooo:rsid="004ab77b" officeooo:paragraph-rsid="004ab77b" style:font-weight-asian="normal" style:font-weight-complex="normal"/>
    </style:style>
    <style:style style:name="P62" style:family="paragraph" style:parent-style-name="Standard">
      <style:text-properties fo:font-weight="normal" officeooo:rsid="004c6610" officeooo:paragraph-rsid="004c6610" style:font-weight-asian="normal" style:font-weight-complex="normal"/>
    </style:style>
    <style:style style:name="T1" style:family="text">
      <style:text-properties officeooo:rsid="000b5083"/>
    </style:style>
    <style:style style:name="T2" style:family="text">
      <style:text-properties officeooo:rsid="000d324b"/>
    </style:style>
    <style:style style:name="T3" style:family="text">
      <style:text-properties officeooo:rsid="000fce5d"/>
    </style:style>
    <style:style style:name="T4" style:family="text">
      <style:text-properties officeooo:rsid="00134bf0"/>
    </style:style>
    <style:style style:name="T5" style:family="text">
      <style:text-properties officeooo:rsid="0016f9d6"/>
    </style:style>
    <style:style style:name="T6" style:family="text">
      <style:text-properties officeooo:rsid="00186ade"/>
    </style:style>
    <style:style style:name="T7" style:family="text">
      <style:text-properties officeooo:rsid="001892b2"/>
    </style:style>
    <style:style style:name="T8" style:family="text">
      <style:text-properties officeooo:rsid="001bf8ec"/>
    </style:style>
    <style:style style:name="T9" style:family="text">
      <style:text-properties officeooo:rsid="0025831d"/>
    </style:style>
    <style:style style:name="T10" style:family="text">
      <style:text-properties officeooo:rsid="002a2c5c"/>
    </style:style>
    <style:style style:name="T11" style:family="text">
      <style:text-properties officeooo:rsid="002e021a"/>
    </style:style>
    <style:style style:name="T12" style:family="text">
      <style:text-properties officeooo:rsid="00323d09"/>
    </style:style>
    <style:style style:name="T13" style:family="text">
      <style:text-properties officeooo:rsid="0033003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4245c" style:font-weight-asian="normal" style:font-weight-complex="normal"/>
    </style:style>
    <style:style style:name="T16" style:family="text">
      <style:text-properties officeooo:rsid="00361971"/>
    </style:style>
    <style:style style:name="T17" style:family="text">
      <style:text-properties officeooo:rsid="0037cb98"/>
    </style:style>
    <style:style style:name="T18" style:family="text">
      <style:text-properties officeooo:rsid="004ec78f"/>
    </style:style>
    <style:style style:name="T19" style:family="text">
      <style:text-properties officeooo:rsid="005f860f"/>
    </style:style>
    <style:style style:name="T20" style:family="text">
      <style:text-properties officeooo:rsid="00661f85"/>
    </style:style>
    <style:style style:name="T21" style:family="text">
      <style:text-properties officeooo:rsid="0072226a"/>
    </style:style>
    <style:style style:name="T22" style:family="text">
      <style:text-properties officeooo:rsid="007bef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olymorphism</text:p>
      <text:p text:style-name="P1"/>
      <text:p text:style-name="P1">1. Function <text:span text:style-name="T1">overloading</text:span>:</text:p>
      <text:p text:style-name="P1">-<text:span text:style-name="T2">&gt; Function declaration that only differ in the return type.</text:span></text:p>
      <text:p text:style-name="P1">-<text:span text:style-name="T2">&gt; In a class if <text:s/>member function declaration with the same name cannot be overload if any of the function is static.</text:span></text:p>
      <text:p text:style-name="P1">-<text:span text:style-name="T3">&gt; Parameter declaration that differ only in a pointer * and array[] are equivalent.Only the second and subsequent array dimention are significant in parameter type .</text:span></text:p>
      <text:p text:style-name="P3">int fun (int *ptr)</text:p>
      <text:p text:style-name="P3">int fun(int ptr[])</text:p>
      <text:p text:style-name="P3"/>
      <text:p text:style-name="P3">-<text:span text:style-name="T4">&gt; Parameter declaration that differ only in that one is a function type and the other is a pointer to the same function type are equivalent.</text:span></text:p>
      <text:p text:style-name="P4"/>
      <text:p text:style-name="P4">void h(int ());</text:p>
      <text:p text:style-name="P4">void h(int (*) ())</text:p>
      <text:p text:style-name="P4"/>
      <text:p text:style-name="P4">-<text:span text:style-name="T5">&gt; parameter declaration that differ only in presence of const and volatile are equivalent.</text:span></text:p>
      <text:p text:style-name="P5">Type specifier for each parameter type are ignored when function is being declared and defined.</text:p>
      <text:p text:style-name="P5"/>
      <text:p text:style-name="P6">int f (int x)</text:p>
      <text:p text:style-name="P6">int f(const int x) <text:s/>---&gt; both are same.</text:p>
      <text:p text:style-name="P6"/>
      <text:p text:style-name="P6">-<text:span text:style-name="T6">&gt; Two parameter declaration that differ only in their default argument are equivalent.</text:span></text:p>
      <text:p text:style-name="P6">-<text:span text:style-name="T7">&gt; C++ allow member method to be overloaded on the basis of const type.</text:span></text:p>
      <text:p text:style-name="P7">Overloading on basis of const type can be useful when a function return reference and pointer.</text:p>
      <text:p text:style-name="P7"/>
      <text:p text:style-name="P7">-<text:span text:style-name="T8">&gt; C++ allows functions to be overloaded on basis of const-ness of parameter only.If the const parameter is a reference or pointer.</text:span></text:p>
      <text:p text:style-name="P7"/>
      <text:p text:style-name="P8">Does overloading works with inheritance ?</text:p>
      <text:p text:style-name="P8"/>
      <text:p text:style-name="P9">Can we call base class function of same name from derived class object ?</text:p>
      <text:p text:style-name="P9"/>
      <text:p text:style-name="P10">Overloading doesn’t work for derived class in C++.There is no overload resolution between base and derived.<text:span text:style-name="T9">The compiler only looks into the scope of Derived and find single function double f(double) and call it.</text:span></text:p>
      <text:p text:style-name="P10"/>
      <text:p text:style-name="P10"/>
      <text:p text:style-name="P11">=&gt; Can main() be overloaded?</text:p>
      <text:p text:style-name="P12">To overload main() function in C++.It is necessary to use class and declare the main as member function . <text:span text:style-name="T10">Main is not a reserved word like c,c++.</text:span></text:p>
      <text:p text:style-name="P12"/>
      <text:p text:style-name="P12"/>
      <text:p text:style-name="P1"/>
      <text:p text:style-name="P1">-<text:span text:style-name="T11">&gt; Function overloading that the compiler decides which function needs to be invoked among the overloaded function.If the compiler cannot chiise a function among two or more overloaded function the situation is Ambigity in function overloading .</text:span></text:p>
      <text:p text:style-name="P1">------------------------------------------------------------------------------------------- <text:s/></text:p>
      <text:p text:style-name="P13">Operator Overloading :</text:p>
      <text:p text:style-name="P32">-<text:span text:style-name="T12">&gt; C++ has ability to work fir user defined classes.</text:span></text:p>
      <text:p text:style-name="P32"><text:soft-page-break/>-<text:span text:style-name="T12">&gt; C++ has ability to provide the operators with a special meaning for a data type.</text:span></text:p>
      <text:p text:style-name="P32">-<text:span text:style-name="T13">&gt; C++ has ability to provide the operators with a special meaning for a data type , this ability is known as operator overloading.</text:span></text:p>
      <text:p text:style-name="P32"/>
      <text:p text:style-name="P13"/>
      <text:p text:style-name="P14">Difference in operator function and normal function?</text:p>
      <text:p text:style-name="P14"/>
      <text:p text:style-name="P33">Operator function and normal function both are same , only the difference is that for operator <text:s/>function we use operator keyword.</text:p>
      <text:p text:style-name="P33"/>
      <text:p text:style-name="P14"/>
      <text:p text:style-name="P16">What are the operator that we cannot overload ?</text:p>
      <text:p text:style-name="P34"/>
      <text:p text:style-name="P34">. (dot)</text:p>
      <text:p text:style-name="P34">::</text:p>
      <text:p text:style-name="P34">?:</text:p>
      <text:p text:style-name="P34">sizeof </text:p>
      <text:p text:style-name="P35"><text:span text:style-name="T16">( </text:span>By straw Strup there is not a particular reason to not to overload dot ‘.’ operator. <text:span text:style-name="T17">Just not see the need to introduce the special case of overloading a ternary operator</text:span>)</text:p>
      <text:p text:style-name="P15"><text:s/></text:p>
      <text:p text:style-name="P17">Important point about operator overlaoding :</text:p>
      <text:p text:style-name="P17"/>
      <text:p text:style-name="P36">1. At least one of the operand must be a user defined class object.</text:p>
      <text:p text:style-name="P36">2. Assignment Operator :</text:p>
      <text:p text:style-name="P36">Compiler automatically create a default assignment operator with every class.</text:p>
      <text:p text:style-name="P37">The default assignment operator does assign all member of right side to left side and works fine most of the cases.</text:p>
      <text:p text:style-name="P37"/>
      <text:p text:style-name="P18">Conversion Operator :</text:p>
      <text:p text:style-name="P18"/>
      <text:p text:style-name="P38">We can also write conversion operator that can convert one type to another type.</text:p>
      <text:p text:style-name="P38"/>
      <text:p text:style-name="P39">4) Any constructor that can be called with a single argument work as a conversion constructor, means it can also be used for implicit conversion to the class being constructed.</text:p>
      <text:p text:style-name="P39"><text:tab/></text:p>
      <text:p text:style-name="P39"/>
      <text:p text:style-name="P19">What is difference in copy constructor and assignment operator?</text:p>
      <text:p text:style-name="P19"/>
      <text:p text:style-name="P20">Copy constructor <text:span text:style-name="T15">is </text:span><text:span text:style-name="T14">call</text:span><text:span text:style-name="T15">ed</text:span><text:span text:style-name="T14"> when a new object is created </text:span><text:span text:style-name="T15">from an existing object,as a copy of the existing object.</text:span></text:p>
      <text:p text:style-name="P21">Assignment operator <text:span text:style-name="T14">is called when an already initialize object is assigned a new value from existing object .</text:span></text:p>
      <text:p text:style-name="P40"/>
      <text:p text:style-name="P22">When should we write our own assignment operator ?</text:p>
      <text:p text:style-name="P22"/>
      <text:p text:style-name="P61">If a class doessn’t contain pointers, then there is no need to write assignment operator and copy constructor . Compiler creates a default copy constructor and assignment operator for every class.</text:p>
      <text:p text:style-name="P62">The compiler created copy constructor and assignment operator may not be sufficient when we have pointers or any run time allocation of resource like file handle , a network connection <text:s/>etc.</text:p>
      <text:p text:style-name="P62"/>
      <text:p text:style-name="P62"/>
      <text:p text:style-name="P62"/>
      <text:p text:style-name="P23"><text:soft-page-break/>You can handle this work in two ways:</text:p>
      <text:p text:style-name="P60">1. Do not allow assignment of one object to other object.We can create our own dummy assignment operator <text:s/>and make it private.</text:p>
      <text:p text:style-name="P60">2. <text:span text:style-name="T18">write your own assignment operator and does deep copy.</text:span></text:p>
      <text:p text:style-name="P24"/>
      <text:p text:style-name="P25">Is assignment operator inherited ?</text:p>
      <text:p text:style-name="P25"/>
      <text:p text:style-name="P41">In c++ ,assignment operator function is inherited in derived class.</text:p>
      <text:p text:style-name="P26"/>
      <text:p text:style-name="P26"/>
      <text:p text:style-name="P27">Default assignment operator and reference:</text:p>
      <text:p text:style-name="P27"/>
      <text:p text:style-name="P57">Compiler Error: non-static reference member 'int&amp; Test::ref', </text:p>
      <text:p text:style-name="P58"><text:s text:c="13"/>can't use default assignment operato<text:span text:style-name="T21">r</text:span></text:p>
      <text:p text:style-name="P49">We know that when we do’not write our own assignment operator , compiler will create and does shallow copy and that cause problem.</text:p>
      <text:p text:style-name="P50">When we have reference in our class and there is no user defined assignment operator .</text:p>
      <text:p text:style-name="P48"/>
      <text:p text:style-name="P28">Non-static reference member cannot use default assignment operator.</text:p>
      <text:p text:style-name="P50"/>
      <text:p text:style-name="P51">Compiler doesn’t creates default assignment operator in following case.</text:p>
      <text:p text:style-name="P51">1. class has a non static data member of a const type or a reference type.</text:p>
      <text:p text:style-name="P52">2.class has a nonstatic data member of a type which has an inaccessible copy assignment operator.</text:p>
      <text:p text:style-name="P52">3.<text:span text:style-name="T19">class is derrived from a base class with an inaccessible copy assignment operator.</text:span></text:p>
      <text:p text:style-name="P52"/>
      <text:p text:style-name="P29">Overloading stream insertion (&lt;&gt; ) operator in C++:</text:p>
      <text:p text:style-name="P29"/>
      <text:p text:style-name="P53">In C++ , stream insertion operator “&lt;&lt;” is used for output and extraction operator “&gt;&gt;” is used for input.</text:p>
      <text:p text:style-name="P53"/>
      <text:p text:style-name="P30">Why these operator must be overloaded as global?</text:p>
      <text:p text:style-name="P42">In operator overloading , if an operator is overloaded as member , then it must be a member of the object on <text:span text:style-name="T20">left side of operator .</text:span></text:p>
      <text:p text:style-name="P44">Ex:</text:p>
      <text:p text:style-name="P44">ob1 + ob2 ( ob1 and ob2 be object of two different class ) </text:p>
      <text:p text:style-name="P45">To make this compile we must overload ‘+’ in class of ‘ob1’ or make ‘+’ as global function.</text:p>
      <text:p text:style-name="P46">They must be a member of ostream and istream class.</text:p>
      <text:p text:style-name="P47">This operator must be overloaded as global function with two parameter , cout and object of user defined class.</text:p>
      <text:p text:style-name="P43"/>
      <text:p text:style-name="P43"><text:s/></text:p>
      <text:p text:style-name="P29"/>
      <text:p text:style-name="P54">1) cout is an object of ostrean class and cin is an istream class</text:p>
      <text:p text:style-name="P55">2) These operator must be overloaded as a global function and if we want to allow.</text:p>
      <text:p text:style-name="P55"/>
      <text:p text:style-name="P59">Overloading subscript or array index operator [] in C++:</text:p>
      <text:p text:style-name="P31"><text:s/></text:p>
      <text:p text:style-name="P56">1) overloading of [] may be useful when we want to check for index out of bound.</text:p>
      <text:p text:style-name="P56">2) We must return by reference in function because an expression like “arr[i] “ can be <text:s/><text:span text:style-name="T22">used an lvalue.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1:51:14.732372393</meta:creation-date>
    <dc:date>2018-12-10T15:44:14.598913796</dc:date>
    <meta:editing-duration>PT12H37M13S</meta:editing-duration>
    <meta:editing-cycles>95</meta:editing-cycles>
    <meta:generator>LibreOffice/5.1.6.2$Linux_X86_64 LibreOffice_project/10m0$Build-2</meta:generator>
    <meta:document-statistic meta:table-count="0" meta:image-count="0" meta:object-count="0" meta:page-count="3" meta:paragraph-count="84" meta:word-count="1051" meta:character-count="6204" meta:non-whitespace-character-count="5206"/>
  </office:meta>
</office:document-meta>
</file>